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17eb31" officeooo:paragraph-rsid="0017eb31" style:font-size-asian="15.75pt" style:font-weight-asian="bold" style:font-size-complex="18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8pt" fo:font-weight="normal" officeooo:rsid="0017eb31" officeooo:paragraph-rsid="0017eb31" style:font-size-asian="15.75pt" style:font-weight-asian="normal" style:font-size-complex="18pt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size="16pt" fo:font-weight="bold" officeooo:rsid="0017eb31" officeooo:paragraph-rsid="0017eb31" style:font-size-asian="14pt" style:font-weight-asian="bold" style:font-size-complex="16pt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size="14pt" fo:font-weight="normal" officeooo:rsid="0017eb31" officeooo:paragraph-rsid="0017eb31" style:font-size-asian="12.25pt" style:font-weight-asian="normal" style:font-size-complex="14pt" style:font-weight-complex="normal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ecao 18 – Interfaces</text:p>
      <text:p text:style-name="P2"/>
      <text:p text:style-name="P3">Interfaces</text:p>
      <text:p text:style-name="P4">A partir da versão 8 do java, interfaces podem ter “default methods” e “defender methods”. Na definição clássica, interfaces não possuem métodos, porém essas novas adições possuem implicações conceituais e práticas, que serão discutidas aqui.</text:p>
      <text:p text:style-name="P4"/>
      <text:p text:style-name="P4">Interface é um tipo que define um conjunto de operações que uma classe deve implementar. A interface estabelece um <text:span text:style-name="T1">contrato</text:span> que a classe deve cumprir.</text:p>
      <text:p text:style-name="P4"/>
      <text:p text:style-name="P4">Interfaces são boas para criar sistemas de <text:span text:style-name="T1">baixo acoplamento </text:span>e <text:span text:style-name="T1">flexíveis</text:span>.</text:p>
      <text:p text:style-name="P4"/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8T11:12:34.580771070</meta:creation-date>
    <dc:date>2023-11-18T12:43:58.713041350</dc:date>
    <meta:editing-duration>PT1H31M24S</meta:editing-duration>
    <meta:editing-cycles>1</meta:editing-cycles>
    <meta:document-statistic meta:table-count="0" meta:image-count="0" meta:object-count="0" meta:page-count="1" meta:paragraph-count="5" meta:word-count="75" meta:character-count="496" meta:non-whitespace-character-count="425"/>
    <meta:generator>LibreOffice/7.6.2.1$Linux_X86_64 LibreOffice_project/56f7684011345957bbf33a7ee678afaf4d2ba333</meta:generator>
  </office:meta>
</office:document-meta>
</file>